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3pt" fo:font-style="normal" officeooo:paragraph-rsid="001ad030" style:font-name="arial" style:font-size-asian="13pt" style:font-size-complex="13pt" style:font-style-asian="normal" style:font-style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d030" style:font-name="arial" style:font-size-asian="12pt" style:font-size-complex="12pt"/>
    </style:style>
    <style:style style:family="paragraph" style:name="P3" style:parent-style-name="Frame_20_contents">
      <style:text-properties fo:font-size="11pt" officeooo:paragraph-rsid="001ad030" style:font-name="arial" style:font-size-asian="11pt" style:font-size-complex="11pt"/>
    </style:style>
    <style:style style:family="paragraph" style:name="P4" style:parent-style-name="Frame_20_contents">
      <style:paragraph-properties fo:text-align="start" style:justify-single-word="false"/>
      <style:text-properties fo:font-size="11pt" fo:font-style="normal" fo:font-weight="normal" officeooo:paragraph-rsid="001b7b5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ad030" style:font-name="arial" style:font-size-asian="11pt" style:font-size-complex="11pt"/>
    </style:style>
    <style:style style:family="paragraph" style:name="P6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d030" style:font-name="Arial" style:font-size-asian="10pt" style:font-size-complex="10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0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/>
      <style:text-properties fo:font-size="11pt" fo:font-style="normal" fo:font-weight="normal" officeooo:paragraph-rsid="001ad03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Body">
      <style:paragraph-properties fo:text-align="justify" style:justify-single-word="false"/>
      <style:text-properties fo:font-size="10pt" style:font-name="arial" style:font-size-asian="10pt" style:font-size-complex="10pt"/>
    </style:style>
    <style:style style:family="paragraph" style:name="P13" style:parent-style-name="Frame_20_contents">
      <style:text-properties fo:font-size="16pt" fo:font-style="normal" fo:font-weight="normal" officeooo:paragraph-rsid="001ad030" style:font-name="arial" style:font-size-asian="16pt" style:font-size-complex="16pt" style:font-style-asian="normal" style:font-style-complex="normal" style:font-weight-asian="normal" style:font-weight-complex="normal"/>
    </style:style>
    <style:style style:family="paragraph" style:list-style-name="L1" style:name="P14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list-style-name="L2" style:name="P15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Signaletic()&quot;">mailed_data.getSignaletic()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3"/>
      <text:p text:style-name="P1">DOSSIER INCOMPLET UNE SECONDE FOIS</text:p>
      <text:p text:style-name="P1">DOSSIER IRRECEVABLE</text:p>
      <text:p text:style-name="P8"><text:tab/></text:p>
      <text:list text:style-name="L1" xml:id="list478018411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  <text:p text:style-name="P8"><office:annotation><dc:creator>Gauthier Bastien</dc:creator><dc:date>2011-02-16T16:12:24</dc:date><text:p text:style-name="P16">do text if len(self.getApplicants()) &gt; 1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6">do text if not len(self.getApplicants()) &gt; 1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8"/>
      <text:p text:style-name="P8"/>
      <text:p text:style-name="P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9">En application de l'article D.IV.33, nous vous informons que :</text:p>
      <text:p text:style-name="P9"/>
      <text:list text:style-name="L2" xml:id="list1883524028">
        <text:list-item>
          <text:list>
            <text:list-item>
              <text:p text:style-name="P15">le délai de 180 jours pour la réception de vos compléments est épuisé.</text:p>
            </text:list-item>
            <text:list-item>
              <text:p text:style-name="P15">La demande de permis est incomplète pour une seconde fois.</text:p>
            </text:list-item>
          </text:list>
        </text:list-item>
      </text:list>
      <text:p text:style-name="P10"/>
      <text:p text:style-name="P8">Dès lors, votre dossier est IRRECEVABLE.</text:p>
      <text:p text:style-name="P8"/>
      <text:p text:style-name="P11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12"/>
      <text:p text:style-name="P12"><office:annotation><dc:creator>Gauthier Bastien</dc:creator><dc:date>2011-01-13T14:56:41</dc:date><text:p text:style-name="P16">do text</text:p><text:p text:style-name="P16">from document(at=signatures, format='odt')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2:23.668845235</dc:date>
    <meta:editing-duration>PT3H8M45S</meta:editing-duration>
    <meta:editing-cycles>53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109" meta:character-count="926" meta:non-whitespace-character-count="851"/>
  </office:meta>
</office:document-meta>
</file>